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1" officeooo:rsid="00173321" officeooo:paragraph-rsid="00173321"/>
    </style:style>
    <style:style style:name="P2" style:family="paragraph" style:parent-style-name="Standard">
      <style:text-properties style:font-name="Courier 10 Pitch1" officeooo:rsid="0018a54a" officeooo:paragraph-rsid="0018a54a"/>
    </style:style>
    <style:style style:name="P3" style:family="paragraph" style:parent-style-name="Standard">
      <style:text-properties officeooo:rsid="0018a54a" officeooo:paragraph-rsid="0018a54a"/>
    </style:style>
    <style:style style:name="P4" style:family="paragraph" style:parent-style-name="Standard">
      <style:text-properties officeooo:paragraph-rsid="0018a54a"/>
    </style:style>
    <style:style style:name="P5" style:family="paragraph" style:parent-style-name="Standard">
      <style:text-properties officeooo:rsid="001a55ab" officeooo:paragraph-rsid="001a55ab"/>
    </style:style>
    <style:style style:name="P6" style:family="paragraph" style:parent-style-name="Standard">
      <style:text-properties officeooo:rsid="001a55ab" officeooo:paragraph-rsid="0018a54a"/>
    </style:style>
    <style:style style:name="P7" style:family="paragraph" style:parent-style-name="Standard">
      <style:text-properties officeooo:rsid="001afd17" officeooo:paragraph-rsid="001afd17"/>
    </style:style>
    <style:style style:name="P8" style:family="paragraph" style:parent-style-name="Standard">
      <style:text-properties officeooo:rsid="001cced2" officeooo:paragraph-rsid="001cced2"/>
    </style:style>
    <style:style style:name="P9" style:family="paragraph" style:parent-style-name="Standard">
      <style:text-properties officeooo:rsid="001d555c" officeooo:paragraph-rsid="001d555c"/>
    </style:style>
    <style:style style:name="P10" style:family="paragraph" style:parent-style-name="Standard">
      <style:text-properties officeooo:rsid="001d555c" officeooo:paragraph-rsid="001cced2"/>
    </style:style>
    <style:style style:name="P11" style:family="paragraph" style:parent-style-name="Standard">
      <style:text-properties officeooo:rsid="001e1e51" officeooo:paragraph-rsid="001e1e51"/>
    </style:style>
    <style:style style:name="P12" style:family="paragraph" style:parent-style-name="Standard">
      <style:text-properties officeooo:rsid="001e1e51" officeooo:paragraph-rsid="002ea1fc"/>
    </style:style>
    <style:style style:name="P13" style:family="paragraph" style:parent-style-name="Standard">
      <style:text-properties officeooo:rsid="001f0c13" officeooo:paragraph-rsid="001f0c13"/>
    </style:style>
    <style:style style:name="P14" style:family="paragraph" style:parent-style-name="Standard">
      <style:text-properties officeooo:paragraph-rsid="001f0c13"/>
    </style:style>
    <style:style style:name="P15" style:family="paragraph" style:parent-style-name="Standard">
      <style:text-properties officeooo:rsid="0029fb88" officeooo:paragraph-rsid="0029fb88"/>
    </style:style>
    <style:style style:name="P16" style:family="paragraph" style:parent-style-name="Standard">
      <style:text-properties officeooo:rsid="002b6eb3" officeooo:paragraph-rsid="002b6eb3"/>
    </style:style>
    <style:style style:name="P17" style:family="paragraph" style:parent-style-name="Standard">
      <style:text-properties officeooo:rsid="002b6eb3" officeooo:paragraph-rsid="002ea1fc"/>
    </style:style>
    <style:style style:name="P18" style:family="paragraph" style:parent-style-name="Standard">
      <style:text-properties officeooo:rsid="002ea1fc" officeooo:paragraph-rsid="002ea1fc"/>
    </style:style>
    <style:style style:name="P19" style:family="paragraph" style:parent-style-name="Standard">
      <style:text-properties officeooo:rsid="003056f6" officeooo:paragraph-rsid="003056f6"/>
    </style:style>
    <style:style style:name="P20" style:family="paragraph" style:parent-style-name="Standard">
      <style:text-properties officeooo:rsid="0031c354" officeooo:paragraph-rsid="0031c354"/>
    </style:style>
    <style:style style:name="P21" style:family="paragraph" style:parent-style-name="Standard">
      <style:text-properties officeooo:rsid="0031c354" officeooo:paragraph-rsid="00337939"/>
    </style:style>
    <style:style style:name="P22" style:family="paragraph" style:parent-style-name="Standard">
      <style:text-properties officeooo:rsid="00366e8c" officeooo:paragraph-rsid="00366e8c"/>
    </style:style>
    <style:style style:name="P23" style:family="paragraph" style:parent-style-name="Standard">
      <style:text-properties officeooo:rsid="0036fe04" officeooo:paragraph-rsid="0036fe04"/>
    </style:style>
    <style:style style:name="P24" style:family="paragraph" style:parent-style-name="Standard">
      <style:text-properties officeooo:rsid="003b7d1f" officeooo:paragraph-rsid="003b7d1f"/>
    </style:style>
    <style:style style:name="P25" style:family="paragraph" style:parent-style-name="Standard">
      <style:text-properties officeooo:rsid="003cfaee" officeooo:paragraph-rsid="003cfaee"/>
    </style:style>
    <style:style style:name="P26" style:family="paragraph" style:parent-style-name="Standard">
      <style:text-properties officeooo:rsid="00426aa7" officeooo:paragraph-rsid="00426aa7"/>
    </style:style>
    <style:style style:name="P27" style:family="paragraph" style:parent-style-name="Standard">
      <style:text-properties officeooo:rsid="0046edaa" officeooo:paragraph-rsid="0046edaa"/>
    </style:style>
    <style:style style:name="P28" style:family="paragraph" style:parent-style-name="Standard">
      <style:text-properties officeooo:rsid="004bd547" officeooo:paragraph-rsid="004bd547"/>
    </style:style>
    <style:style style:name="P29" style:family="paragraph" style:parent-style-name="Standard">
      <style:text-properties officeooo:rsid="004e8059" officeooo:paragraph-rsid="004e8059"/>
    </style:style>
    <style:style style:name="P30" style:family="paragraph" style:parent-style-name="Standard">
      <style:text-properties officeooo:rsid="00518e20" officeooo:paragraph-rsid="00518e20"/>
    </style:style>
    <style:style style:name="P31" style:family="paragraph" style:parent-style-name="Standard">
      <style:text-properties officeooo:rsid="0051a3ed" officeooo:paragraph-rsid="0051a3ed"/>
    </style:style>
    <style:style style:name="P32" style:family="paragraph" style:parent-style-name="Standard">
      <style:text-properties officeooo:rsid="0055e25f" officeooo:paragraph-rsid="0055e25f"/>
    </style:style>
    <style:style style:name="P33" style:family="paragraph" style:parent-style-name="Standard">
      <style:text-properties officeooo:rsid="005930dc" officeooo:paragraph-rsid="005930dc"/>
    </style:style>
    <style:style style:name="P34" style:family="paragraph" style:parent-style-name="Standard">
      <style:text-properties officeooo:rsid="005a0be3" officeooo:paragraph-rsid="005a0be3"/>
    </style:style>
    <style:style style:name="P35" style:family="paragraph" style:parent-style-name="Standard">
      <style:text-properties officeooo:rsid="005ddadb" officeooo:paragraph-rsid="005ddadb"/>
    </style:style>
    <style:style style:name="P36" style:family="paragraph" style:parent-style-name="Standard">
      <style:text-properties officeooo:rsid="005f2ad7" officeooo:paragraph-rsid="005f2ad7"/>
    </style:style>
    <style:style style:name="P37" style:family="paragraph" style:parent-style-name="Standard">
      <style:text-properties officeooo:rsid="005fbf8f" officeooo:paragraph-rsid="005fbf8f"/>
    </style:style>
    <style:style style:name="P38" style:family="paragraph" style:parent-style-name="Standard">
      <style:paragraph-properties fo:break-before="page"/>
      <style:text-properties officeooo:rsid="0018a54a" officeooo:paragraph-rsid="0018a54a"/>
    </style:style>
    <style:style style:name="P39" style:family="paragraph" style:parent-style-name="Standard">
      <style:paragraph-properties fo:break-before="page"/>
      <style:text-properties officeooo:rsid="001e1e51" officeooo:paragraph-rsid="001e1e51"/>
    </style:style>
    <style:style style:name="P40" style:family="paragraph" style:parent-style-name="Standard">
      <style:paragraph-properties fo:break-before="page"/>
      <style:text-properties officeooo:rsid="003056f6" officeooo:paragraph-rsid="003056f6"/>
    </style:style>
    <style:style style:name="P41" style:family="paragraph" style:parent-style-name="Standard">
      <style:paragraph-properties fo:break-before="page"/>
      <style:text-properties officeooo:rsid="00366e8c" officeooo:paragraph-rsid="00366e8c"/>
    </style:style>
    <style:style style:name="P42" style:family="paragraph" style:parent-style-name="Standard">
      <style:paragraph-properties fo:break-before="page"/>
      <style:text-properties officeooo:rsid="0031c354" officeooo:paragraph-rsid="0031c354"/>
    </style:style>
    <style:style style:name="P43" style:family="paragraph" style:parent-style-name="Standard">
      <style:paragraph-properties fo:break-before="page"/>
      <style:text-properties officeooo:rsid="00426aa7" officeooo:paragraph-rsid="00426aa7"/>
    </style:style>
    <style:style style:name="P44" style:family="paragraph" style:parent-style-name="Standard">
      <style:paragraph-properties fo:break-before="page"/>
      <style:text-properties fo:font-weight="bold" officeooo:rsid="005930dc" officeooo:paragraph-rsid="005930dc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rsid="004e8059" officeooo:paragraph-rsid="004e8059" style:font-weight-asian="bold" style:font-weight-complex="bold"/>
    </style:style>
    <style:style style:name="P46" style:family="paragraph" style:parent-style-name="Standard">
      <style:paragraph-properties fo:break-before="page"/>
      <style:text-properties officeooo:rsid="005fbf8f" officeooo:paragraph-rsid="005fbf8f"/>
    </style:style>
    <style:style style:name="P47" style:family="paragraph" style:parent-style-name="Quotations">
      <style:text-properties officeooo:rsid="0018a54a" officeooo:paragraph-rsid="0018a54a"/>
    </style:style>
    <style:style style:name="P48" style:family="paragraph" style:parent-style-name="Quotations">
      <style:text-properties officeooo:rsid="001d555c" officeooo:paragraph-rsid="001d555c"/>
    </style:style>
    <style:style style:name="P49" style:family="paragraph" style:parent-style-name="Quotations">
      <style:text-properties officeooo:rsid="001e1e51" officeooo:paragraph-rsid="001e1e51"/>
    </style:style>
    <style:style style:name="P50" style:family="paragraph" style:parent-style-name="Quotations">
      <style:text-properties officeooo:rsid="002276fa" officeooo:paragraph-rsid="002276fa"/>
    </style:style>
    <style:style style:name="P51" style:family="paragraph" style:parent-style-name="Quotations">
      <style:text-properties officeooo:rsid="0029fb88" officeooo:paragraph-rsid="0029fb88"/>
    </style:style>
    <style:style style:name="P52" style:family="paragraph" style:parent-style-name="Quotations">
      <style:text-properties officeooo:rsid="002b16a4" officeooo:paragraph-rsid="002b16a4"/>
    </style:style>
    <style:style style:name="P53" style:family="paragraph" style:parent-style-name="Quotations">
      <style:text-properties officeooo:rsid="002b6eb3" officeooo:paragraph-rsid="002b6eb3"/>
    </style:style>
    <style:style style:name="P54" style:family="paragraph" style:parent-style-name="Quotations">
      <style:text-properties officeooo:rsid="003056f6" officeooo:paragraph-rsid="003056f6"/>
    </style:style>
    <style:style style:name="P55" style:family="paragraph" style:parent-style-name="Quotations">
      <style:text-properties officeooo:rsid="0031c354" officeooo:paragraph-rsid="0031c354"/>
    </style:style>
    <style:style style:name="P56" style:family="paragraph" style:parent-style-name="Quotations">
      <style:text-properties officeooo:rsid="0031c354" officeooo:paragraph-rsid="00337939"/>
    </style:style>
    <style:style style:name="P57" style:family="paragraph" style:parent-style-name="Quotations">
      <style:text-properties officeooo:rsid="00337939" officeooo:paragraph-rsid="00337939"/>
    </style:style>
    <style:style style:name="P58" style:family="paragraph" style:parent-style-name="Quotations">
      <style:text-properties officeooo:rsid="00337939" officeooo:paragraph-rsid="003570ae"/>
    </style:style>
    <style:style style:name="P59" style:family="paragraph" style:parent-style-name="Quotations">
      <style:text-properties officeooo:paragraph-rsid="00337939"/>
    </style:style>
    <style:style style:name="P60" style:family="paragraph" style:parent-style-name="Quotations">
      <style:text-properties officeooo:rsid="0036fe04" officeooo:paragraph-rsid="0036fe04"/>
    </style:style>
    <style:style style:name="P61" style:family="paragraph" style:parent-style-name="Quotations">
      <style:text-properties officeooo:rsid="0037c9af" officeooo:paragraph-rsid="0037c9af"/>
    </style:style>
    <style:style style:name="P62" style:family="paragraph" style:parent-style-name="Quotations">
      <style:text-properties officeooo:rsid="003af48d" officeooo:paragraph-rsid="003af48d"/>
    </style:style>
    <style:style style:name="P63" style:family="paragraph" style:parent-style-name="Quotations">
      <style:text-properties officeooo:rsid="00426aa7" officeooo:paragraph-rsid="00426aa7"/>
    </style:style>
    <style:style style:name="P64" style:family="paragraph" style:parent-style-name="Quotations">
      <style:text-properties officeooo:rsid="00426aa7" officeooo:paragraph-rsid="0046edaa"/>
    </style:style>
    <style:style style:name="P65" style:family="paragraph" style:parent-style-name="Quotations">
      <style:text-properties officeooo:rsid="0045dc4f" officeooo:paragraph-rsid="0045dc4f"/>
    </style:style>
    <style:style style:name="P66" style:family="paragraph" style:parent-style-name="Quotations">
      <style:text-properties officeooo:rsid="0045dc4f" officeooo:paragraph-rsid="0046edaa"/>
    </style:style>
    <style:style style:name="P67" style:family="paragraph" style:parent-style-name="Quotations">
      <style:text-properties officeooo:rsid="004bd547" officeooo:paragraph-rsid="004bd547"/>
    </style:style>
    <style:style style:name="P68" style:family="paragraph" style:parent-style-name="Quotations">
      <style:text-properties officeooo:rsid="004e8059" officeooo:paragraph-rsid="004e8059"/>
    </style:style>
    <style:style style:name="P69" style:family="paragraph" style:parent-style-name="Quotations">
      <style:text-properties officeooo:rsid="00518e20" officeooo:paragraph-rsid="004e8059"/>
    </style:style>
    <style:style style:name="P70" style:family="paragraph" style:parent-style-name="Quotations">
      <style:text-properties officeooo:rsid="0051a3ed" officeooo:paragraph-rsid="0051a3ed"/>
    </style:style>
    <style:style style:name="P71" style:family="paragraph" style:parent-style-name="Quotations">
      <style:text-properties officeooo:rsid="0055e25f" officeooo:paragraph-rsid="00518e20"/>
    </style:style>
    <style:style style:name="P72" style:family="paragraph" style:parent-style-name="Quotations">
      <style:text-properties officeooo:rsid="0055e25f" officeooo:paragraph-rsid="0055e25f"/>
    </style:style>
    <style:style style:name="P73" style:family="paragraph" style:parent-style-name="Quotations">
      <style:text-properties officeooo:rsid="005a0be3" officeooo:paragraph-rsid="005a0be3"/>
    </style:style>
    <style:style style:name="P74" style:family="paragraph" style:parent-style-name="Quotations">
      <style:text-properties officeooo:rsid="005ddadb" officeooo:paragraph-rsid="005ddadb"/>
    </style:style>
    <style:style style:name="P75" style:family="paragraph" style:parent-style-name="Quotations">
      <style:text-properties officeooo:rsid="005f2ad7" officeooo:paragraph-rsid="005f2ad7"/>
    </style:style>
    <style:style style:name="P76" style:family="paragraph" style:parent-style-name="Quotations">
      <style:text-properties officeooo:rsid="005f680a" officeooo:paragraph-rsid="005f680a"/>
    </style:style>
    <style:style style:name="P77" style:family="paragraph" style:parent-style-name="Quotations">
      <style:text-properties officeooo:rsid="005fbf8f" officeooo:paragraph-rsid="005fbf8f"/>
    </style:style>
    <style:style style:name="P78" style:family="paragraph" style:parent-style-name="Standard" style:list-style-name="L1">
      <style:text-properties officeooo:rsid="005930dc" officeooo:paragraph-rsid="005930dc"/>
    </style:style>
    <style:style style:name="P79" style:family="paragraph" style:parent-style-name="Quotations">
      <style:text-properties officeooo:rsid="002276fa" officeooo:paragraph-rsid="002276fa"/>
    </style:style>
    <style:style style:name="P80" style:family="paragraph" style:parent-style-name="Quotations">
      <style:text-properties officeooo:rsid="00640518" officeooo:paragraph-rsid="00640518"/>
    </style:style>
    <style:style style:name="T1" style:family="text">
      <style:text-properties officeooo:rsid="001a55ab"/>
    </style:style>
    <style:style style:name="T2" style:family="text">
      <style:text-properties officeooo:rsid="001bd148"/>
    </style:style>
    <style:style style:name="T3" style:family="text">
      <style:text-properties officeooo:rsid="001cced2"/>
    </style:style>
    <style:style style:name="T4" style:family="text">
      <style:text-properties officeooo:rsid="002657b8"/>
    </style:style>
    <style:style style:name="T5" style:family="text">
      <style:text-properties officeooo:rsid="0029fb88"/>
    </style:style>
    <style:style style:name="T6" style:family="text">
      <style:text-properties officeooo:rsid="002b16a4"/>
    </style:style>
    <style:style style:name="T7" style:family="text">
      <style:text-properties officeooo:rsid="002c1c35"/>
    </style:style>
    <style:style style:name="T8" style:family="text">
      <style:text-properties officeooo:rsid="00337939"/>
    </style:style>
    <style:style style:name="T9" style:family="text">
      <style:text-properties officeooo:rsid="003c2e8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officeooo:rsid="003ee527" style:font-weight-asian="normal" style:font-weight-complex="normal"/>
    </style:style>
    <style:style style:name="T12" style:family="text">
      <style:text-properties officeooo:rsid="00446844"/>
    </style:style>
    <style:style style:name="T13" style:family="text">
      <style:text-properties officeooo:rsid="0046edaa"/>
    </style:style>
    <style:style style:name="T14" style:family="text">
      <style:text-properties officeooo:rsid="0049d95c"/>
    </style:style>
    <style:style style:name="T15" style:family="text">
      <style:text-properties officeooo:rsid="0050710b"/>
    </style:style>
    <style:style style:name="T16" style:family="text">
      <style:text-properties officeooo:rsid="00518e20"/>
    </style:style>
    <style:style style:name="T17" style:family="text">
      <style:text-properties officeooo:rsid="0052355f"/>
    </style:style>
    <style:style style:name="T18" style:family="text">
      <style:text-properties officeooo:rsid="00543d92"/>
    </style:style>
    <style:style style:name="T19" style:family="text">
      <style:text-properties officeooo:rsid="0055e25f"/>
    </style:style>
    <style:style style:name="T20" style:family="text">
      <style:text-properties officeooo:rsid="005a848c"/>
    </style:style>
    <style:style style:name="T21" style:family="text">
      <style:text-properties officeooo:rsid="005f2ad7"/>
    </style:style>
    <style:style style:name="T22" style:family="text">
      <style:text-properties officeooo:rsid="005f680a"/>
    </style:style>
    <style:style style:name="T23" style:family="text">
      <style:text-properties officeooo:rsid="006150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ngle-line comment: &gt;&gt;</text:p>
      <text:p text:style-name="P2">Multi-line comment: &gt;* … *&lt;</text:p>
      <text:p text:style-name="P1"/>
      <text:p text:style-name="P47">&gt;&gt;This is a single line comment.</text:p>
      <text:p text:style-name="P47">PRINT[“Hello, world!”] &gt;&gt;This is an inline comment.</text:p>
      <text:p text:style-name="P47"/>
      <text:p text:style-name="P47">&gt;*This is a multiline</text:p>
      <text:p text:style-name="P47">comment. The compiler waits</text:p>
      <text:p text:style-name="P47">for the close before continuing</text:p>
      <text:p text:style-name="P47">with the compile.*&lt;</text:p>
      <text:p text:style-name="P47"/>
      <text:p text:style-name="P47">PRINT[“Hello &gt;*there*&lt;, world!”</text:p>
      <text:p text:style-name="P47">&gt;&gt;The above would print “Hello, world!”</text:p>
      <text:p text:style-name="P1"/>
      <text:p text:style-name="P2">QUESTION: Would an inline &gt;*...*&lt; across line breaks cause the compiler to pause and hold previous information in buffer? (Ideal)</text:p>
      <text:p text:style-name="P1"/>
      <text:p text:style-name="P1">–</text:p>
      <text:p text:style-name="P1"/>
      <text:p text:style-name="P1">Line terminator: \n (New Line)</text:p>
      <text:p text:style-name="P1">Line continuation (on next line): ...</text:p>
      <text:p text:style-name="P1"/>
      <text:p text:style-name="P47">&gt;&gt;The following is treated as one line of code.</text:p>
      <text:p text:style-name="Quotations">PRINT[“Hello, world! My name...</text:p>
      <text:p text:style-name="Quotations">is Jason. How are you?”]</text:p>
      <text:p text:style-name="Quotations"/>
      <text:p text:style-name="P47">&gt;&gt;The following is NOT treated as one line of code.</text:p>
      <text:p text:style-name="P47">PRINT[“My name is Bond... James</text:p>
      <text:p text:style-name="P47">Bond.”]</text:p>
      <text:p text:style-name="P47"/>
      <text:p text:style-name="P13">Subordination operator: :</text:p>
      <text:p text:style-name="P13">Indicates that the line of code is “subordinate” to the preceding code at the previous level.</text:p>
      <text:p text:style-name="P13"/>
      <text:p text:style-name="P50">IF[type == ”whale”]</text:p>
      <text:p text:style-name="P50">:PRINT[“Hello, what am I doing here?”]</text:p>
      <text:p text:style-name="P50">ELSE IF[type == “petunia”]</text:p>
      <text:p text:style-name="P50">:PRINT[“Oh no, not again.”]</text:p>
      <text:p text:style-name="P80">END IF</text:p>
      <text:p text:style-name="P14"/>
      <text:p text:style-name="Standard"/>
      <text:p text:style-name="P3"/>
      <text:p text:style-name="P38">Declare a new variable: MAKE</text:p>
      <text:p text:style-name="P3"/>
      <text:p text:style-name="P47">MAKE age {I} = 22</text:p>
      <text:p text:style-name="P47">MAKE interest_rate {N} = 3.08</text:p>
      <text:p text:style-name="P47">MAKE isHappy {B} = true</text:p>
      <text:p text:style-name="P47">MAKE hg2g {S} = “Don't panic.”</text:p>
      <text:p text:style-name="P47"/>
      <text:p text:style-name="P9">Declare a new constant: DEFINE</text:p>
      <text:p text:style-name="P9"/>
      <text:p text:style-name="P48">DEFINE pi {N} = 3.14</text:p>
      <text:p text:style-name="P48"/>
      <text:p text:style-name="P25">In both cases, <text:span text:style-name="T10">a default value is strictly required! </text:span><text:span text:style-name="T11">Else, throw ERROR 02.</text:span></text:p>
      <text:p text:style-name="P4">–</text:p>
      <text:p text:style-name="P4"/>
      <text:p text:style-name="P6">Basic Datatypes</text:p>
      <text:p text:style-name="P16"/>
      <text:p text:style-name="P3">{B}: Boolean</text:p>
      <text:p text:style-name="P3">{I}: Integer <text:span text:style-name="T1">(uint and bool?)</text:span></text:p>
      <text:p text:style-name="P3">{N}: Number</text:p>
      <text:p text:style-name="P3">{S}: String</text:p>
      <text:p text:style-name="P3">{<text:span text:style-name="T1">A}: An array (C-vector behavior)</text:span></text:p>
      <text:p text:style-name="P3"/>
      <text:p text:style-name="P7">NOTE: All numbers should be returnable in any base.</text:p>
      <text:p text:style-name="P3"/>
      <text:p text:style-name="P18">Special Datatypes</text:p>
      <text:p text:style-name="P18"/>
      <text:p text:style-name="P12">{}: Void type (cannot MAKE <text:span text:style-name="T7">variable of this type</text:span>)</text:p>
      <text:p text:style-name="P17">{*}: Any type <text:span text:style-name="T7">(cannot MAKE variable of this type)</text:span></text:p>
      <text:p text:style-name="P3"/>
      <text:p text:style-name="P5"><text:span text:style-name="T3">Basic Object</text:span> Datatype<text:span text:style-name="T3">s</text:span></text:p>
      <text:p text:style-name="P5"><text:line-break/>{<text:span text:style-name="T2">C</text:span>}: <text:span text:style-name="T2">Catalog</text:span> (struct)</text:p>
      <text:p text:style-name="P5">{R}: Regular Expression</text:p>
      <text:p text:style-name="P5">{F}: F<text:span text:style-name="T3">unction</text:span> (<text:span text:style-name="T3">reference thereof</text:span>)</text:p>
      <text:p text:style-name="P5">{D}: Datetime</text:p>
      <text:p text:style-name="P5">{X}: XML</text:p>
      <text:p text:style-name="P5"/>
      <text:p text:style-name="P8">Advanced Object Datatypes</text:p>
      <text:p text:style-name="P5"/>
      <text:p text:style-name="P8">{File}: Filestream</text:p>
      <text:p text:style-name="P8"/>
      <text:p text:style-name="P8">–</text:p>
      <text:p text:style-name="P10"/>
      <text:p text:style-name="P24">Remove variable: DELETE</text:p>
      <text:p text:style-name="P24">Seeing as, internally, everything is dynamically allocated, we need to give the user the ability to delete their own variables.</text:p>
      <text:p text:style-name="P24"/>
      <text:p text:style-name="Quotations">MAKE superBigVariable {C}</text:p>
      <text:p text:style-name="Quotations">DELETE <text:span text:style-name="T9">@</text:span>superBigVariable</text:p>
      <text:p text:style-name="P41">Example: Catalog variable</text:p>
      <text:p text:style-name="P23">NOTE: This is NOT a true struct or object. It creates a single instance, and cannot be used as a type.</text:p>
      <text:p text:style-name="P22"/>
      <text:p text:style-name="P60">MAKE person1{C}</text:p>
      <text:p text:style-name="P60">:MAKE name{S}</text:p>
      <text:p text:style-name="P60">:MAKE favoriteFood{S}</text:p>
      <text:p text:style-name="P60">END MAKE</text:p>
      <text:p text:style-name="P60"/>
      <text:p text:style-name="P60">@person1.name = “Jason”</text:p>
      <text:p text:style-name="P60">@person1.favoriteFood = “Cheese”</text:p>
      <text:p text:style-name="P60"/>
      <text:p text:style-name="P60">MAKE person2{C} = @person1<text:tab/>&gt;&gt;Creates a second identical catalog.</text:p>
      <text:p text:style-name="P60"/>
      <text:p text:style-name="P60">@person2.name = “Annie”</text:p>
      <text:p text:style-name="P60">@person2.favoriteFood = “Strawberries”</text:p>
      <text:p text:style-name="P60"/>
      <text:p text:style-name="P61">PRINT[@person1.favoriteFood]</text:p>
      <text:p text:style-name="P61">&gt;&gt;Cheese</text:p>
      <text:p text:style-name="P61">PRINT[@person2.favoriteFood]</text:p>
      <text:p text:style-name="P61">&gt;&gt;Strawberries</text:p>
      <text:p text:style-name="P22"/>
      <text:p text:style-name="P39">Declare a function: MAKE</text:p>
      <text:p text:style-name="P11">We use MAKE since a function can be treated as a variable.</text:p>
      <text:p text:style-name="P11"/>
      <text:p text:style-name="P15">Return type: {...}</text:p>
      <text:p text:style-name="P15">Arguments: [...]</text:p>
      <text:p text:style-name="P11"/>
      <text:p text:style-name="P15">Return value: RETURN</text:p>
      <text:p text:style-name="P15">Return without a value returns null. Only valid on {} return.</text:p>
      <text:p text:style-name="P11"/>
      <text:p text:style-name="P49">MAKE nutrimatic {} [request{S}]<text:tab/><text:span text:style-name="T4">&gt;&gt;Void return, one argument.</text:span></text:p>
      <text:p text:style-name="P49">:IF[@request == “tea”]</text:p>
      <text:p text:style-name="P49">::PRINT[“Let me give that some thought...”]</text:p>
      <text:p text:style-name="P49">::<text:span text:style-name="T5">RETURN<text:tab/><text:tab/><text:tab/><text:tab/><text:tab/>&gt;&gt;Returns nothing</text:span></text:p>
      <text:p text:style-name="P49">:ELSE</text:p>
      <text:p text:style-name="P49">::PRINT[“Here's your cupful of liquid almost, but not quite...</text:p>
      <text:p text:style-name="P49">, entirely unlike tea.”]</text:p>
      <text:p text:style-name="P49">:END IF</text:p>
      <text:p text:style-name="P49">END MAKE<text:tab/><text:tab/><text:tab/><text:tab/><text:tab/><text:span text:style-name="T4">&gt;&gt;Required for multiline makes.</text:span></text:p>
      <text:p text:style-name="P49"/>
      <text:p text:style-name="Standard"/>
      <text:p text:style-name="P51">MAKE addFive {I} [startNumber{I}]<text:tab/>&gt;&gt;Integer return, one argument</text:p>
      <text:p text:style-name="P51">:MAKE r {I} = @startNumber + 5</text:p>
      <text:p text:style-name="P51">:RETURN r</text:p>
      <text:p text:style-name="P51">END MAKE</text:p>
      <text:p text:style-name="P51"/>
      <text:p text:style-name="P53">MAKE say {} [message{S} = “Hi!”]<text:tab/>//Void return, one optional argument.</text:p>
      <text:p text:style-name="P53">:PRINT[@message]</text:p>
      <text:p text:style-name="P53">END MAKE</text:p>
      <text:p text:style-name="P51"/>
      <text:p text:style-name="Standard">–</text:p>
      <text:p text:style-name="Standard">Call a fun<text:span text:style-name="T6">ction.</text:span></text:p>
      <text:p text:style-name="Standard"/>
      <text:p text:style-name="P52">nutrimatic[“tea”]<text:tab/><text:tab/><text:tab/><text:tab/>//Calling a function straight.</text:p>
      <text:p text:style-name="P52">MAKE newNumber {I} = addFive[10]<text:tab/>//Assigning return to variable.</text:p>
      <text:p text:style-name="Standard"/>
      <text:p text:style-name="Standard"/>
      <text:p text:style-name="Standard"/>
      <text:p text:style-name="Quotations"/>
      <text:p text:style-name="Standard"/>
      <text:p text:style-name="P40">Conditional: IF, SWITCH</text:p>
      <text:p text:style-name="P19">Uses meta keywords ELSE IF, ELSE, CASE, and DEFAULT (depending)</text:p>
      <text:p text:style-name="P19"/>
      <text:p text:style-name="P19"/>
      <text:p text:style-name="P54">IF[<text:span text:style-name="T14">@</text:span>type==”whale”]</text:p>
      <text:p text:style-name="P54">:PRINT[“Hello, who am I?”]</text:p>
      <text:p text:style-name="P54">ELSE IF[<text:span text:style-name="T14">@</text:span>type=”petunia”]</text:p>
      <text:p text:style-name="P54">:PRINT[“Oh no, not again.”]</text:p>
      <text:p text:style-name="P54">ELSE</text:p>
      <text:p text:style-name="P54">:PRINT[“42”]</text:p>
      <text:p text:style-name="P54">END IF</text:p>
      <text:p text:style-name="P54"/>
      <text:p text:style-name="P54">SWITCH[<text:span text:style-name="T14">@</text:span>type]</text:p>
      <text:p text:style-name="P54">CASE[“whale”]</text:p>
      <text:p text:style-name="P54">:PRINT[“Hello, who am I?”]</text:p>
      <text:p text:style-name="P62">BREAK</text:p>
      <text:p text:style-name="P54">CASE[“petunia”]</text:p>
      <text:p text:style-name="P54">:PRINT[“Oh no, not again.”]</text:p>
      <text:p text:style-name="P62">BREAK</text:p>
      <text:p text:style-name="P54">DEFAULT</text:p>
      <text:p text:style-name="P54">:PRINT[“42”]</text:p>
      <text:p text:style-name="P62">BREAK</text:p>
      <text:p text:style-name="P54">END SWITCH</text:p>
      <text:p text:style-name="P19"/>
      <text:p text:style-name="P20"/>
      <text:p text:style-name="P42">Loop: LOOP</text:p>
      <text:p text:style-name="P20">Involves all three loop types as meta keywords: WHILE, DO, FOR</text:p>
      <text:p text:style-name="P20"/>
      <text:p text:style-name="P55">LOOP WHILE [<text:span text:style-name="T14">@</text:span>i &lt; 10]</text:p>
      <text:p text:style-name="P55">:PRINT[“Thank you making a simple door so happy.”]</text:p>
      <text:p text:style-name="P55">:@i++</text:p>
      <text:p text:style-name="P55">END LOOP</text:p>
      <text:p text:style-name="P55"/>
      <text:p text:style-name="P55">LOOP DO</text:p>
      <text:p text:style-name="P55">:PRINT[“Thank you making a simple door so happy.”]</text:p>
      <text:p text:style-name="P55">:@i++</text:p>
      <text:p text:style-name="P55">WHILE [<text:span text:style-name="T14">@</text:span>i &lt; 10]</text:p>
      <text:p text:style-name="P55">END LOOP</text:p>
      <text:p text:style-name="P55"/>
      <text:p text:style-name="P55">LOOP FOR [<text:span text:style-name="T14">@</text:span>i = 0, <text:span text:style-name="T14">@</text:span>i &lt; 10, <text:span text:style-name="T14">@</text:span>i++]</text:p>
      <text:p text:style-name="P55">:PRINT[“Thank you making a simple door so happy.”]</text:p>
      <text:p text:style-name="P55">END LOOP</text:p>
      <text:p text:style-name="P20"/>
      <text:p text:style-name="P21">Interrupt <text:span text:style-name="T8">current iteration</text:span>: <text:span text:style-name="T8">CONTINUE</text:span></text:p>
      <text:p text:style-name="P21"/>
      <text:p text:style-name="P57">&gt;&gt;This will run through all times, but print nothing.</text:p>
      <text:p text:style-name="P59">LOOP FOR [<text:span text:style-name="T14">@</text:span>i = 0, <text:span text:style-name="T14">@</text:span>i &lt; 10, <text:span text:style-name="T14">@</text:span>i++]</text:p>
      <text:p text:style-name="P56">:<text:span text:style-name="T8">CONTINUE</text:span></text:p>
      <text:p text:style-name="P59">:PRINT[“Thank you making a simple door so happy.”]</text:p>
      <text:p text:style-name="P59">END LOOP</text:p>
      <text:p text:style-name="P20"/>
      <text:p text:style-name="P20">Interrupt <text:span text:style-name="T8">and stop loop: BREAK</text:span></text:p>
      <text:p text:style-name="P20"/>
      <text:p text:style-name="P58">&gt;&gt;This will run only once.</text:p>
      <text:p text:style-name="Quotations">LOOP FOR [<text:span text:style-name="T14">@</text:span>i = 0, <text:span text:style-name="T14">@</text:span>i &lt; 10, <text:span text:style-name="T14">@</text:span>i++]</text:p>
      <text:p text:style-name="Quotations">:PRINT[“Thank you making a simple door so happy.”]</text:p>
      <text:p text:style-name="P55">:BREAK</text:p>
      <text:p text:style-name="Quotations">END LOOP</text:p>
      <text:p text:style-name="P57"/>
      <text:p text:style-name="P57"/>
      <text:p text:style-name="P43">Error Catching: TRY</text:p>
      <text:p text:style-name="P26"/>
      <text:p text:style-name="P63">TRY</text:p>
      <text:p text:style-name="P63">:PRINT[@foo]</text:p>
      <text:p text:style-name="P63">CATCH[00<text:span text:style-name="T14">0</text:span>4]<text:tab/><text:tab/><text:span text:style-name="T12">&gt;&gt;Error code to watch for.</text:span></text:p>
      <text:p text:style-name="P63">:PRINT[“Cannot find the variable 'foo'.”]</text:p>
      <text:p text:style-name="P65">CATCH[010<text:span text:style-name="T14">0</text:span>]<text:tab/><text:tab/>&gt;&gt;Multiple error codes.</text:p>
      <text:p text:style-name="P65">CATCH[01<text:span text:style-name="T14">0</text:span>1]<text:tab/><text:tab/>&gt;&gt;These fall through without subordinated code.</text:p>
      <text:p text:style-name="P65">CATCH[01<text:span text:style-name="T14">0</text:span>2]</text:p>
      <text:p text:style-name="P65">:PRINT[“Invalid datatype in 'foo'.”]</text:p>
      <text:p text:style-name="P63">END TRY</text:p>
      <text:p text:style-name="P63"/>
      <text:p text:style-name="P27">Proposed: Allow for 'x' in error code, to catch range of errors.</text:p>
      <text:p text:style-name="P27"/>
      <text:p text:style-name="P64">TRY</text:p>
      <text:p text:style-name="P64">:PRINT[@foo]</text:p>
      <text:p text:style-name="P66">CATCH[01<text:span text:style-name="T13">xx</text:span>]<text:tab/><text:tab/>&gt;&gt;<text:span text:style-name="T13">Everything in Type Errors category.</text:span></text:p>
      <text:p text:style-name="P66">:PRINT[“Invalid datatype in 'foo'.”]</text:p>
      <text:p text:style-name="P64">END TRY<text:tab/></text:p>
      <text:p text:style-name="P64"/>
      <text:p text:style-name="P28">Throw error: ERROR</text:p>
      <text:p text:style-name="P28">Throws the indicated error (code) and optional message.</text:p>
      <text:p text:style-name="P28"/>
      <text:p text:style-name="P67">ERROR[0100, “This is a type error.”]</text:p>
      <text:p text:style-name="P67"/>
      <text:p text:style-name="P45">Object-Oriented Programming</text:p>
      <text:p text:style-name="P29"/>
      <text:p text:style-name="P29">It is critical to Ratscript that it have as many OOP features as possible. <text:span text:style-name="T19">Ratscript classes are contained in .RATC files.</text:span> </text:p>
      <text:p text:style-name="P29"/>
      <text:p text:style-name="P29">Import a <text:span text:style-name="T19">class</text:span>: IMPORT</text:p>
      <text:p text:style-name="P29">This will import a <text:span text:style-name="T19">Ratscript Class</text:span> file, using relative path.</text:p>
      <text:p text:style-name="P29"/>
      <text:p text:style-name="P68">IMPORT <text:span text:style-name="T16">HappyFunMath<text:tab/><text:tab/></text:span>&gt;&gt;Imports ~/<text:span text:style-name="T16">HappyFunMath</text:span>.R<text:span text:style-name="T19">ATC</text:span></text:p>
      <text:p text:style-name="P68">IMPORT fun.SayName<text:tab/><text:tab/>&gt;&gt;Imports ~/fun/SayNam<text:span text:style-name="T15">e.RATC</text:span></text:p>
      <text:p text:style-name="P69"/>
      <text:p text:style-name="P31"><text:span text:style-name="T19">Use/include</text:span> a RATX (code) file: <text:span text:style-name="T17">EXECUTE</text:span></text:p>
      <text:p text:style-name="P32">The code file is immediately by the current compiler.</text:p>
      <text:p text:style-name="P30"/>
      <text:p text:style-name="P70"><text:span text:style-name="T17">EXECUTE</text:span> Calculator<text:tab/><text:tab/>&gt;&gt;<text:span text:style-name="T19">Runs</text:span> <text:span text:style-name="T18">~/</text:span>Calculator.RATX</text:p>
      <text:p text:style-name="P72">EXECUTE Math.CircleArea<text:tab/><text:tab/>&gt;&gt;Runs ~/Math/CircleArea.RATX</text:p>
      <text:p text:style-name="P71"/>
      <text:p text:style-name="P71"/>
      <text:p text:style-name="P35">A Ratscript Class file should only contain function and variable declarations. It is formatted the same as a .RATX file, except for the header.</text:p>
      <text:p text:style-name="P35"/>
      <text:p text:style-name="P74">CLASS HappyFunMath</text:p>
      <text:p text:style-name="P74"/>
      <text:p text:style-name="P35">This must be the first line, and the class name must match the filename. <text:span text:style-name="T21">The code following should NOT be subordinated!</text:span></text:p>
      <text:p text:style-name="P35"/>
      <text:p text:style-name="P36">Like any class, the file should only contain function and variable declarations.</text:p>
      <text:p text:style-name="P36"/>
      <text:p text:style-name="P36">A constructor is a function (void return) with an identical name to its class. A destructor is identically created, except for a lack of arguments and the preceding ~.</text:p>
      <text:p text:style-name="P36"/>
      <text:p text:style-name="P75">&gt;&gt;An example class definition.</text:p>
      <text:p text:style-name="P75"/>
      <text:p text:style-name="P75">CLASS HappyFunMath</text:p>
      <text:p text:style-name="P75"/>
      <text:p text:style-name="P75">MAKE startNumber{I}</text:p>
      <text:p text:style-name="P75"/>
      <text:p text:style-name="P75">MAKE HappyFunMath{} [inputNumber{I} = 0]<text:tab/><text:tab/><text:span text:style-name="T22">&gt;&gt;Constructor</text:span></text:p>
      <text:p text:style-name="P75">:@startNumber = @inputNumber</text:p>
      <text:p text:style-name="P75">END MAKE</text:p>
      <text:p text:style-name="P75"/>
      <text:p text:style-name="P75">MAKE ~HappyFunMath{} []<text:tab/><text:tab/><text:tab/><text:tab/><text:tab/><text:span text:style-name="T22">&gt;&gt;Destructor</text:span></text:p>
      <text:p text:style-name="P75">:<text:span text:style-name="T22">DELETE @startNumber</text:span></text:p>
      <text:p text:style-name="P75">END MAKE</text:p>
      <text:p text:style-name="P75"/>
      <text:p text:style-name="P76">MAKE addFive{} []</text:p>
      <text:p text:style-name="P76">:@startNumber += 5</text:p>
      <text:p text:style-name="P76">END MAKE</text:p>
      <text:p text:style-name="P76"/>
      <text:p text:style-name="P37"/>
      <text:p text:style-name="P46">A new object is created from a class like any other variable (assuming the class is imported.)</text:p>
      <text:p text:style-name="P37"/>
      <text:p text:style-name="P77">IMPORT HappyFunMath</text:p>
      <text:p text:style-name="P77"/>
      <text:p text:style-name="P77">MAKE mathThing {HappyFunMath}<text:tab/><text:tab/>&gt;&gt;Creates a new HappyFunMath object</text:p>
      <text:p text:style-name="P77">MAKE fiveThing {HappyFunMath(5)}<text:tab/>&gt;&gt;Creates a new HappyFunMath object</text:p>
      <text:p text:style-name="P77"><text:tab/><text:tab/><text:tab/><text:tab/><text:tab/><text:tab/>&gt;&gt;and passes a 5 to the constru<text:span text:style-name="T23">ctor.</text:span></text:p>
      <text:p text:style-name="P37"/>
      <text:p text:style-name="P37"/>
      <text:p text:style-name="P44">NOTE ABOUT COMPILING</text:p>
      <text:p text:style-name="P33"/>
      <text:p text:style-name="P33">It would seem that writing an entirely new compiler at this point would be reinventing the wheel. Ratscript is ultimately derived from C++, so we might as well implement C++ (or Python, for that matter) as a liason.</text:p>
      <text:p text:style-name="P33"/>
      <text:p text:style-name="P33">The theoretical strategy is as follows:</text:p>
      <text:list xml:id="list1063457974277171827" text:style-name="L1">
        <text:list-item>
          <text:p text:style-name="P78">User enters Ratscript code into the IDE.</text:p>
        </text:list-item>
        <text:list-item>
          <text:p text:style-name="P78">The Ratscript code is translated into C++ calls to the RS Interpreter.</text:p>
        </text:list-item>
        <text:list-item>
          <text:p text:style-name="P78">The calls are written to a .cpp and compiled into an .exe.</text:p>
        </text:list-item>
        <text:list-item>
          <text:p text:style-name="P78">The .exe fires up the interpreter (if installed) using pre-written code added to the .cpp by the IDE, and then passes the Ratscript commands. Then, the .exe outputs the feedback.</text:p>
        </text:list-item>
      </text:list>
      <text:p text:style-name="P33"/>
      <text:p text:style-name="P34">In other words, the Ratscript IDE writes a simple C++ application that, besides a few additional features, opens and runs a MercuryChannel.</text:p>
      <text:p text:style-name="P34"/>
      <text:p text:style-name="P34">For reference, the Ratscript commands that need to appear here (and NOT in the interpreter itself) are those that fill in for C's 'cin' function.</text:p>
      <text:p text:style-name="P34"/>
      <text:p text:style-name="P34">Request user input: ASK</text:p>
      <text:p text:style-name="P34">This waits for input, and grabs it as a line.</text:p>
      <text:p text:style-name="P34"/>
      <text:p text:style-name="P73">MAKE buffer{S}<text:tab/>&gt;&gt;Create a string <text:span text:style-name="T20">variable as a </text:span>buffer.</text:p>
      <text:p text:style-name="P73">ASK[@buffer]<text:tab/>&gt;&gt;Collect the input line and place it in the buff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Courier 10 Pitch" fo:font-family="'Courier 10 Pitch'" style:font-style-name="Regular" style:font-pitch="fixed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 style:master-page-name="">
      <style:paragraph-properties fo:margin-left="0.4in" fo:margin-right="0.4in" fo:margin-top="0in" fo:margin-bottom="0in" style:contextual-spacing="false" fo:text-indent="0in" style:auto-text-indent="false" style:page-number="auto" fo:background-color="transparent">
        <style:background-image/>
      </style:paragraph-properties>
      <style:text-properties style:font-name="Courier 10 Pitch" fo:font-family="'Courier 10 Pitch'" style:font-style-name="Regular" style:font-pitch="fixed" fo:font-size="10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20:04:44.365919207</meta:creation-date>
    <dc:date>2014-08-11T15:13:14.545435837</dc:date>
    <meta:editing-duration>PT5H54M39S</meta:editing-duration>
    <meta:editing-cycles>65</meta:editing-cycles>
    <meta:generator>LibreOffice/4.2.4.2$Linux_X86_64 LibreOffice_project/420m0$Build-2</meta:generator>
    <meta:document-statistic meta:table-count="0" meta:image-count="0" meta:object-count="0" meta:page-count="10" meta:paragraph-count="210" meta:word-count="1156" meta:character-count="7352" meta:non-whitespace-character-count="6372"/>
  </office:meta>
</office:document-meta>
</file>